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11, 2023 (12:0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Definition_20_Term">Windows/Linux:</text:p>
      <text:list text:style-name="L2">
        <text:list-item>
          <text:p text:style-name="P2">Compile (build solution): Ctrl + Shift + B</text:p>
        </text:list-item>
        <text:list-item>
          <text:p text:style-name="P2">Execute: Ctrl + F5</text:p>
        </text:list-item>
      </text:list>
      <text:p text:style-name="Definition_20_Term">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UCA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11Z</meta:creation-date>
    <dc:date>2023-01-11T17:01:11Z</dc:date>
    <meta:user-defined meta:name="date" meta:value-type="string">January  11, 2023 (12:0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